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list-style-name="LFO1"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T22" style:parent-style-name="DefaultParagraphFont" style:family="text">
      <style:text-properties fo:font-weight="bold" style:font-weight-asian="bold" style:font-weight-complex="bold"/>
    </style:style>
    <style:style style:name="P23" style:parent-style-name="Normal" style:list-style-name="LFO1" style:family="paragraph"/>
    <style:style style:name="T24" style:parent-style-name="DefaultParagraphFont" style:family="text">
      <style:text-properties fo:font-weight="bold" style:font-weight-asian="bold" style:font-weight-complex="bold"/>
    </style:style>
    <style:style style:name="P25" style:parent-style-name="Normal" style:list-style-name="LFO1" style:family="paragraph"/>
    <style:style style:name="T26" style:parent-style-name="DefaultParagraphFont" style:family="text">
      <style:text-properties fo:font-weight="bold" style:font-weight-asian="bold" style:font-weight-complex="bold"/>
    </style:style>
    <style:style style:name="P27" style:parent-style-name="Normal" style:list-style-name="LFO1" style:family="paragraph"/>
    <style:style style:name="T28" style:parent-style-name="DefaultParagraphFont" style:family="text">
      <style:text-properties fo:font-weight="bold" style:font-weight-asian="bold" style:font-weight-complex="bold"/>
    </style:style>
    <style:style style:name="P29" style:parent-style-name="Normal" style:list-style-name="LFO1" style:family="paragraph"/>
    <style:style style:name="T30" style:parent-style-name="DefaultParagraphFont" style:family="text">
      <style:text-properties fo:font-weight="bold" style:font-weight-asian="bold" style:font-weight-complex="bold"/>
    </style:style>
    <style:style style:name="P31" style:parent-style-name="Normal" style:list-style-name="LFO1" style:family="paragraph"/>
    <style:style style:name="T32" style:parent-style-name="DefaultParagraphFont" style:family="text">
      <style:text-properties fo:font-weight="bold" style:font-weight-asian="bold" style:font-weight-complex="bold"/>
    </style:style>
    <style:style style:name="P33" style:parent-style-name="Normal" style:list-style-name="LFO2" style:family="paragraph"/>
    <style:style style:name="T34" style:parent-style-name="DefaultParagraphFont" style:family="text">
      <style:text-properties fo:font-weight="bold" style:font-weight-asian="bold" style:font-weight-complex="bold"/>
    </style:style>
    <style:style style:name="P35" style:parent-style-name="Normal" style:list-style-name="LFO2" style:family="paragraph"/>
    <style:style style:name="T36" style:parent-style-name="DefaultParagraphFont" style:family="text">
      <style:text-properties fo:font-weight="bold" style:font-weight-asian="bold" style:font-weight-complex="bold"/>
    </style:style>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T40" style:parent-style-name="DefaultParagraphFont" style:family="text">
      <style:text-properties fo:font-weight="bold" style:font-weight-asian="bold" style:font-weight-complex="bold"/>
    </style:style>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P43" style:parent-style-name="Normal" style:list-style-name="LFO2" style:family="paragraph"/>
    <style:style style:name="T44" style:parent-style-name="DefaultParagraphFont" style:family="text">
      <style:text-properties fo:font-weight="bold" style:font-weight-asian="bold" style:font-weight-complex="bold"/>
    </style:style>
  </office:automatic-styles>
  <office:body>
    <office:text text:use-soft-page-breaks="true">
      <text:list text:style-name="LFO1" text:continue-numbering="true">
        <text:list-item>
          <text:p text:style-name="P1"><text:span text:style-name="T2">Violent Crimes</text:span>: Violent crimes encompass several categories, including murder, rape, robbery, and aggravated assault.</text:p>
          <text:list text:continue-numbering="true">
            <text:list-item>
              <text:p text:style-name="P3"><text:span text:style-name="T4">Murder and Non-negligent Manslaughter</text:span>: Although the numbers are smaller in comparison to other violent crimes, the impact and seriousness of this crime are severe.</text:p>
            </text:list-item>
            <text:list-item>
              <text:p text:style-name="P5"><text:span text:style-name="T6">Robbery</text:span>: This is a violent crime involving the threat or use of force while taking property or money.</text:p>
            </text:list-item>
            <text:list-item>
              <text:p text:style-name="P7"><text:span text:style-name="T8">Rape and Sexual Assault</text:span>: The definitions and categorizations for this crime can vary by state, but it's a significant concern in many areas.</text:p>
            </text:list-item>
            <text:list-item>
              <text:p text:style-name="P9"><text:span text:style-name="T10">Aggravated Assault</text:span>: This typically refers to an attack that seriously harms another person or is carried out with a weapon.</text:p>
            </text:list-item>
          </text:list>
        </text:list-item>
        <text:list-item>
          <text:p text:style-name="P11"><text:span text:style-name="T12">Property Crimes</text:span>: These crimes often outnumber violent crimes in the U.S.:</text:p>
          <text:list text:continue-numbering="true">
            <text:list-item>
              <text:p text:style-name="P13"><text:span text:style-name="T14">Burglary</text:span>: Breaking into a property with the intent of committing a crime, typically theft.</text:p>
            </text:list-item>
            <text:list-item>
              <text:p text:style-name="P15"><text:span text:style-name="T16">Larceny/Theft</text:span>: This is the unlawful taking of someone else's property, and it often has the highest numbers among all property crimes.</text:p>
            </text:list-item>
            <text:list-item>
              <text:p text:style-name="P17"><text:span text:style-name="T18">Motor Vehicle Theft</text:span>: Stealing cars, trucks, or other motor vehicles.</text:p>
            </text:list-item>
            <text:list-item>
              <text:p text:style-name="P19"><text:span text:style-name="T20">Arson</text:span>: Deliberately setting fire to properties.</text:p>
            </text:list-item>
          </text:list>
        </text:list-item>
        <text:list-item>
          <text:p text:style-name="P21"><text:span text:style-name="T22">White-Collar Crimes</text:span>: These crimes don't involve physical violence but can have a substantial financial impact:</text:p>
          <text:list text:continue-numbering="true">
            <text:list-item>
              <text:p text:style-name="P23"><text:span text:style-name="T24">Fraud</text:span>: This includes various deceptive acts meant to secure an unfair or unlawful gain.</text:p>
            </text:list-item>
            <text:list-item>
              <text:p text:style-name="P25"><text:span text:style-name="T26">Embezzlement</text:span>: Misappropriation or theft of funds placed in one's trust.</text:p>
            </text:list-item>
            <text:list-item>
              <text:p text:style-name="P27"><text:span text:style-name="T28">Identity Theft</text:span>: The act of stealing someone's personal information for financial gain.</text:p>
            </text:list-item>
          </text:list>
        </text:list-item>
        <text:list-item>
          <text:p text:style-name="P29"><text:span text:style-name="T30">Drug-Related Crimes</text:span>: This includes possession, sale, and trafficking of drugs. The rates and enforcement can vary greatly depending on the region and the specific drug in question.</text:p>
        </text:list-item>
        <text:list-item>
          <text:p text:style-name="P31"><text:span text:style-name="T32">Other Crimes</text:span>: This can encompass a wide range of other offenses, from public order crimes like disorderly conduct to crimes against the state or federal government.</text:p>
        </text:list-item>
      </text:list>
      <text:p text:style-name="Normal"/>
      <text:p text:style-name="Normal"/>
      <text:p text:style-name="Normal"/>
      <text:p text:style-name="Normal"/>
      <text:p text:style-name="Normal"/>
      <text:p text:style-name="Normal"/>
      <text:p text:style-name="Normal"/>
      <text:soft-page-break/>
      <text:list text:style-name="LFO2" text:continue-numbering="true">
        <text:list-item>
          <text:p text:style-name="P33"><text:span text:style-name="T34">Interstate Highways</text:span>: Typically, the interstate system is maintained at a high standard since it's vital for national commerce and transportation. They receive significant federal funding, which helps maintain their quality.</text:p>
        </text:list-item>
        <text:list-item>
          <text:p text:style-name="P35"><text:span text:style-name="T36">State Highways</text:span>: These vary by state. Some states have excellent road conditions, while others might struggle due to funding issues, high traffic volume, or harsh weather conditions. The conditions of state highways can be directly influenced by the state's budget allocation for infrastructure.</text:p>
        </text:list-item>
        <text:list-item>
          <text:p text:style-name="P37"><text:span text:style-name="T38">Urban Roads</text:span>: In larger cities with significant traffic volume, roads can deteriorate faster due to heavy usage. However, larger cities might also have bigger budgets or access to funding to maintain and improve these roads. Road quality in urban areas can be a mixed bag.</text:p>
        </text:list-item>
        <text:list-item>
          <text:p text:style-name="P39"><text:span text:style-name="T40">Rural Roads</text:span>: While rural roads might experience less traffic compared to urban roads, they might also receive less attention and funding. This can result in variable conditions. Some rural roads are well-maintained, while others can be in poor condition.</text:p>
        </text:list-item>
        <text:list-item>
          <text:p text:style-name="P41"><text:span text:style-name="T42">Areas with Harsh Weather Conditions</text:span>: Regions with severe winters (like the northern states) can experience road problems due to freezing and thawing cycles, leading to potholes and road deterioration. Similarly, areas prone to flooding or heavy rainfall might have their own set of road challenges.</text:p>
        </text:list-item>
        <text:list-item>
          <text:p text:style-name="P43"><text:span text:style-name="T44">Bridges and Overpasses</text:span>: Their condition can vary widely. Some are state-of-the-art and well-maintained, while others might be aging and in need of repair or replacement.</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brahim Puri</meta:initial-creator>
    <dc:creator>Ibrahim Puri</dc:creator>
    <meta:creation-date>2023-09-13T15:20:00Z</meta:creation-date>
    <dc:date>2023-09-13T15:55:00Z</dc:date>
    <meta:template xlink:href="Normal" xlink:type="simple"/>
    <meta:editing-cycles>1</meta:editing-cycles>
    <meta:editing-duration>PT2100S</meta:editing-duration>
    <meta:document-statistic meta:page-count="2" meta:paragraph-count="6" meta:word-count="491" meta:character-count="3287" meta:row-count="23" meta:non-whitespace-character-count="2802"/>
  </office:meta>
</office:document-meta>
</file>